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de6" officeooo:paragraph-rsid="000fade6"/>
    </style:style>
    <style:style style:name="P2" style:family="paragraph" style:parent-style-name="Subtitle">
      <style:paragraph-properties fo:break-before="page"/>
    </style:style>
    <style:style style:name="P3" style:family="paragraph" style:parent-style-name="Title">
      <style:text-properties officeooo:rsid="000fade6" officeooo:paragraph-rsid="000fade6"/>
    </style:style>
    <style:style style:name="P4" style:family="paragraph" style:parent-style-name="Text_20_body">
      <style:text-properties officeooo:rsid="000fade6" officeooo:paragraph-rsid="000fade6"/>
    </style:style>
    <style:style style:name="P5" style:family="paragraph" style:parent-style-name="Text_20_body">
      <style:text-properties officeooo:paragraph-rsid="000fade6"/>
    </style:style>
    <style:style style:name="P6" style:family="paragraph" style:parent-style-name="Text_20_body">
      <style:text-properties officeooo:rsid="00160da1" officeooo:paragraph-rsid="00160da1"/>
    </style:style>
    <style:style style:name="P7" style:family="paragraph" style:parent-style-name="Text_20_body">
      <style:text-properties officeooo:rsid="00168afd" officeooo:paragraph-rsid="00168afd"/>
    </style:style>
    <style:style style:name="P8" style:family="paragraph" style:parent-style-name="Text_20_body">
      <style:text-properties officeooo:rsid="00181964" officeooo:paragraph-rsid="00181964"/>
    </style:style>
    <style:style style:name="P9" style:family="paragraph" style:parent-style-name="Text_20_body">
      <style:text-properties officeooo:rsid="001a9cc4" officeooo:paragraph-rsid="001a9cc4"/>
    </style:style>
    <style:style style:name="P10" style:family="paragraph" style:parent-style-name="Text_20_body">
      <style:text-properties officeooo:rsid="00160da1" officeooo:paragraph-rsid="00160da1"/>
    </style:style>
    <style:style style:name="P11" style:family="paragraph" style:parent-style-name="Text_20_body">
      <style:text-properties officeooo:rsid="00168afd" officeooo:paragraph-rsid="00168afd"/>
    </style:style>
    <style:style style:name="P12" style:family="paragraph" style:parent-style-name="Text_20_body">
      <style:text-properties officeooo:rsid="00181964" officeooo:paragraph-rsid="00181964"/>
    </style:style>
    <style:style style:name="P13" style:family="paragraph" style:parent-style-name="Text_20_body">
      <style:text-properties officeooo:rsid="001ea834" officeooo:paragraph-rsid="001ea834"/>
    </style:style>
    <style:style style:name="P14" style:family="paragraph" style:parent-style-name="Heading_20_1">
      <style:text-properties officeooo:rsid="00120aca" officeooo:paragraph-rsid="00120aca"/>
    </style:style>
    <style:style style:name="P15" style:family="paragraph" style:parent-style-name="Heading_20_1">
      <style:text-properties officeooo:rsid="00130fd7" officeooo:paragraph-rsid="00130fd7"/>
    </style:style>
    <style:style style:name="P16" style:family="paragraph" style:parent-style-name="Heading_20_1">
      <style:text-properties officeooo:rsid="00118d45" officeooo:paragraph-rsid="00118d45"/>
    </style:style>
    <style:style style:name="P17" style:family="paragraph" style:parent-style-name="Heading_20_1">
      <style:paragraph-properties fo:break-before="page"/>
      <style:text-properties officeooo:rsid="00118d45" officeooo:paragraph-rsid="00118d45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20aca" officeooo:paragraph-rsid="00120aca"/>
    </style:style>
    <style:style style:name="P21" style:family="paragraph" style:parent-style-name="Heading_20_2">
      <style:text-properties officeooo:rsid="00181964" officeooo:paragraph-rsid="00181964"/>
    </style:style>
    <style:style style:name="P22" style:family="paragraph" style:parent-style-name="Heading_20_2">
      <style:text-properties officeooo:rsid="00130fd7" officeooo:paragraph-rsid="00130fd7"/>
    </style:style>
    <style:style style:name="P23" style:family="paragraph" style:parent-style-name="Heading_20_2">
      <style:text-properties officeooo:rsid="001e89bd" officeooo:paragraph-rsid="001e89bd"/>
    </style:style>
    <style:style style:name="P24" style:family="paragraph" style:parent-style-name="Heading_20_2">
      <style:text-properties officeooo:paragraph-rsid="001e89bd"/>
    </style:style>
    <style:style style:name="P25" style:family="paragraph" style:parent-style-name="Heading_20_2">
      <style:text-properties officeooo:rsid="001ea834" officeooo:paragraph-rsid="001ea834"/>
    </style:style>
    <style:style style:name="P26" style:family="paragraph" style:parent-style-name="Heading_20_2">
      <style:text-properties officeooo:rsid="00215bc9" officeooo:paragraph-rsid="00215bc9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aee83"/>
    </style:style>
    <style:style style:name="T2" style:family="text">
      <style:text-properties officeooo:rsid="001c8bdf"/>
    </style:style>
    <style:style style:name="T3" style:family="text">
      <style:text-properties officeooo:rsid="001e89bd"/>
    </style:style>
    <style:style style:name="T4" style:family="text">
      <style:text-properties officeooo:rsid="001f9918"/>
    </style:style>
    <style:style style:name="T5" style:family="text">
      <style:text-properties officeooo:rsid="0022d9c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cal Geography Educator</text:p>
      <text:p text:style-name="Standard"/>
      <text:p text:style-name="Standard">Martin Sellergren</text:p>
      <text:p text:style-name="Standard">Uppsala university</text:p>
      <text:p text:style-name="P1">Summer 2018</text:p>
      <text:p text:style-name="P1">…...</text:p>
      <text:p text:style-name="P2"><text:bookmark-start text:name="__RefHeading___Toc1997_328221862"/>Abstract<text:bookmark-end text:name="__RefHeading___Toc1997_328221862"/></text:p>
      <text:p text:style-name="P6">100-200 words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Contents</text:p>
          </text:index-title>
          <text:p text:style-name="P19"><text:a xlink:type="simple" xlink:href="#__RefHeading___Toc2207_328221862" text:style-name="Index_20_Link" text:visited-style-name="Index_20_Link">1 <text:s/>Introduction<text:tab/>4</text:a></text:p>
          <text:p text:style-name="P19"><text:a xlink:type="simple" xlink:href="#__RefHeading___Toc2313_328221862" text:style-name="Index_20_Link" text:visited-style-name="Index_20_Link">2 <text:s/>Background<text:tab/>4</text:a></text:p>
          <text:p text:style-name="P27"><text:a xlink:type="simple" xlink:href="#__RefHeading___Toc2317_328221862" text:style-name="Index_20_Link" text:visited-style-name="Index_20_Link">2.1 <text:s/>Educational aspects<text:tab/>4</text:a></text:p>
          <text:p text:style-name="P27"><text:a xlink:type="simple" xlink:href="#__RefHeading___Toc210_1274023240" text:style-name="Index_20_Link" text:visited-style-name="Index_20_Link">2.2 <text:s/>Initial user considerations<text:tab/>4</text:a></text:p>
          <text:p text:style-name="P27"><text:a xlink:type="simple" xlink:href="#__RefHeading___Toc2319_328221862" text:style-name="Index_20_Link" text:visited-style-name="Index_20_Link">2.3 <text:s/>Scenario analysis<text:tab/>4</text:a></text:p>
          <text:p text:style-name="P27"><text:a xlink:type="simple" xlink:href="#__RefHeading___Toc2321_328221862" text:style-name="Index_20_Link" text:visited-style-name="Index_20_Link">2.4 <text:s/>Functional requirements<text:tab/>4</text:a></text:p>
          <text:p text:style-name="P27"><text:a xlink:type="simple" xlink:href="#__RefHeading___Toc2323_328221862" text:style-name="Index_20_Link" text:visited-style-name="Index_20_Link">2.5 <text:s/>Non-functional requirements<text:tab/>4</text:a></text:p>
          <text:p text:style-name="P27"><text:a xlink:type="simple" xlink:href="#__RefHeading___Toc212_1274023240" text:style-name="Index_20_Link" text:visited-style-name="Index_20_Link">2.6 <text:s/>Existing applications analysis<text:tab/>4</text:a></text:p>
          <text:p text:style-name="P27"><text:a xlink:type="simple" xlink:href="#__RefHeading___Toc2327_328221862" text:style-name="Index_20_Link" text:visited-style-name="Index_20_Link">2.7 <text:s/>Key-functionality for education<text:tab/>4</text:a></text:p>
          <text:p text:style-name="P27"><text:a xlink:type="simple" xlink:href="#__RefHeading___Toc2315_328221862" text:style-name="Index_20_Link" text:visited-style-name="Index_20_Link">2.8 <text:s/>Design decisions<text:tab/>4</text:a></text:p>
          <text:p text:style-name="P19"><text:a xlink:type="simple" xlink:href="#__RefHeading___Toc2329_328221862" text:style-name="Index_20_Link" text:visited-style-name="Index_20_Link">3 <text:s/>Design<text:tab/>5</text:a></text:p>
          <text:p text:style-name="P27"><text:a xlink:type="simple" xlink:href="#__RefHeading___Toc214_1274023240" text:style-name="Index_20_Link" text:visited-style-name="Index_20_Link">3.1 <text:s/>Existing areas window<text:tab/>5</text:a></text:p>
          <text:p text:style-name="P27"><text:a xlink:type="simple" xlink:href="#__RefHeading___Toc216_1274023240" text:style-name="Index_20_Link" text:visited-style-name="Index_20_Link">3.2 <text:s/>Create new area window<text:tab/>5</text:a></text:p>
          <text:p text:style-name="P27"><text:a xlink:type="simple" xlink:href="#__RefHeading___Toc218_1274023240" text:style-name="Index_20_Link" text:visited-style-name="Index_20_Link">3.3 <text:s/>A particular area’s window<text:tab/>5</text:a></text:p>
          <text:p text:style-name="P27"><text:a xlink:type="simple" xlink:href="#__RefHeading___Toc237_1274023240" text:style-name="Index_20_Link" text:visited-style-name="Index_20_Link">3.4 <text:s/>Quiz<text:tab/>5</text:a></text:p>
          <text:p text:style-name="P28"><text:a xlink:type="simple" xlink:href="#__RefHeading___Toc220_1274023240" text:style-name="Index_20_Link" text:visited-style-name="Index_20_Link">3.4.1 <text:s/>Quiz question: Name it<text:tab/>5</text:a></text:p>
          <text:p text:style-name="P28"><text:a xlink:type="simple" xlink:href="#__RefHeading___Toc222_1274023240" text:style-name="Index_20_Link" text:visited-style-name="Index_20_Link">3.4.2 <text:s/>Quiz question: Place it<text:tab/>5</text:a></text:p>
          <text:p text:style-name="P28"><text:a xlink:type="simple" xlink:href="#__RefHeading___Toc224_1274023240" text:style-name="Index_20_Link" text:visited-style-name="Index_20_Link">3.4.3 <text:s/>Quiz question: Pair it<text:tab/>5</text:a></text:p>
          <text:p text:style-name="P27"><text:a xlink:type="simple" xlink:href="#__RefHeading___Toc226_1274023240" text:style-name="Index_20_Link" text:visited-style-name="Index_20_Link">3.5 <text:s/>Settings<text:tab/>5</text:a></text:p>
          <text:p text:style-name="P19"><text:a xlink:type="simple" xlink:href="#__RefHeading___Toc2331_328221862" text:style-name="Index_20_Link" text:visited-style-name="Index_20_Link">4 <text:s/>Implementation<text:tab/>5</text:a></text:p>
          <text:p text:style-name="P27"><text:a xlink:type="simple" xlink:href="#__RefHeading___Toc228_1274023240" text:style-name="Index_20_Link" text:visited-style-name="Index_20_Link">4.1 <text:s/>Fetching data<text:tab/>5</text:a></text:p>
          <text:p text:style-name="P27"><text:a xlink:type="simple" xlink:href="#__RefHeading___Toc230_1274023240" text:style-name="Index_20_Link" text:visited-style-name="Index_20_Link">4.2 <text:s/>Data processing<text:tab/>5</text:a></text:p>
          <text:p text:style-name="P27"><text:a xlink:type="simple" xlink:href="#__RefHeading___Toc232_1274023240" text:style-name="Index_20_Link" text:visited-style-name="Index_20_Link">4.3 <text:s/>Integrated maps<text:tab/>5</text:a></text:p>
          <text:p text:style-name="P27"><text:a xlink:type="simple" xlink:href="#__RefHeading___Toc234_1274023240" text:style-name="Index_20_Link" text:visited-style-name="Index_20_Link">4.4 <text:s/>Application development<text:tab/>5</text:a></text:p>
          <text:p text:style-name="P19"><text:a xlink:type="simple" xlink:href="#__RefHeading___Toc2333_328221862" text:style-name="Index_20_Link" text:visited-style-name="Index_20_Link">5 <text:s/>Evaluation<text:tab/>5</text:a></text:p>
          <text:p text:style-name="P19"><text:a xlink:type="simple" xlink:href="#__RefHeading___Toc2335_328221862" text:style-name="Index_20_Link" text:visited-style-name="Index_20_Link">6 <text:s/>Future work<text:tab/>5</text:a></text:p>
          <text:p text:style-name="P19"><text:a xlink:type="simple" xlink:href="#__RefHeading___Toc2337_328221862" text:style-name="Index_20_Link" text:visited-style-name="Index_20_Link">7 <text:s/>Discussion<text:tab/>6</text:a></text:p>
        </text:index-body>
      </text:table-of-content>
      <text:p text:style-name="P5"/>
      <text:p text:style-name="P4"/>
      <text:h text:style-name="P17" text:outline-level="1"><text:bookmark-start text:name="__RefHeading___Toc2207_328221862"/>Introduction<text:bookmark-end text:name="__RefHeading___Toc2207_328221862"/></text:h>
      <text:p text:style-name="P6">What will be done: an app that teaches local geography. What is local geography? Who might wanna use it. Similar apps: Seterra, World Geography, Duolingo.</text:p>
      <text:h text:style-name="P14" text:outline-level="1"><text:bookmark-start text:name="__RefHeading___Toc2313_328221862"/>Background<text:bookmark-end text:name="__RefHeading___Toc2313_328221862"/></text:h>
      <text:p text:style-name="P6">Boils down into design decisions.</text:p>
      <text:h text:style-name="P20" text:outline-level="2"><text:bookmark-start text:name="__RefHeading___Toc2317_328221862"/>Educational aspects<text:bookmark-end text:name="__RefHeading___Toc2317_328221862"/></text:h>
      <text:p text:style-name="P6">Human factors etc.</text:p>
      <text:h text:style-name="P21" text:outline-level="2"><text:bookmark-start text:name="__RefHeading___Toc210_1274023240"/>Initial user considerations<text:bookmark-end text:name="__RefHeading___Toc210_1274023240"/></text:h>
      <text:p text:style-name="P8">Interview with potential users about functionality.</text:p>
      <text:h text:style-name="P20" text:outline-level="2"><text:bookmark-start text:name="__RefHeading___Toc2319_328221862"/>Scenario analysis<text:bookmark-end text:name="__RefHeading___Toc2319_328221862"/></text:h>
      <text:p text:style-name="P6">1) Student in new town, wants to know city better.</text:p>
      <text:p text:style-name="P6">2) Someone going on vacation, wants to study landmarks beforehand.</text:p>
      <text:p text:style-name="P6">3) Taxi-driver student.</text:p>
      <text:p text:style-name="P6">4) Sailer wants to explore archipelago of Stockholm.</text:p>
      <text:h text:style-name="P20" text:outline-level="2"><text:bookmark-start text:name="__RefHeading___Toc2321_328221862"/>Functional requirements<text:bookmark-end text:name="__RefHeading___Toc2321_328221862"/></text:h>
      <text:p text:style-name="P7">Create exercise, perform quizzes...</text:p>
      <text:h text:style-name="P20" text:outline-level="2"><text:bookmark-start text:name="__RefHeading___Toc2323_328221862"/>Non-functional requirements<text:bookmark-end text:name="__RefHeading___Toc2323_328221862"/></text:h>
      <text:p text:style-name="P7">Educational...</text:p>
      <text:h text:style-name="Heading_20_2" text:outline-level="2"><text:bookmark-start text:name="__RefHeading___Toc212_1274023240"/>Existing applications analysis<text:bookmark-end text:name="__RefHeading___Toc212_1274023240"/></text:h>
      <text:p text:style-name="P7">Strengths and weaknesses of applications designed for geo-education.</text:p>
      <text:h text:style-name="P20" text:outline-level="2"><text:bookmark-start text:name="__RefHeading___Toc2327_328221862"/>Key-functionality for education<text:bookmark-end text:name="__RefHeading___Toc2327_328221862"/></text:h>
      <text:p text:style-name="P7">Key-functionality for successful education in a geo-education app: Motivation, Structure, Question-design, Educational support, Stimulation, Appearance. </text:p>
      <text:h text:style-name="P22" text:outline-level="2"><text:bookmark-start text:name="__RefHeading___Toc2315_328221862"/>Design decisions <text:bookmark-end text:name="__RefHeading___Toc2315_328221862"/></text:h>
      <text:p text:style-name="P7">Design decisions taken after considering aspects described above.</text:p>
      <text:h text:style-name="P15" text:outline-level="1"><text:bookmark-start text:name="__RefHeading___Toc2329_328221862"/><text:soft-page-break/>Design<text:bookmark-end text:name="__RefHeading___Toc2329_328221862"/></text:h>
      <text:p text:style-name="P8">Describing the various windows of the finished product. <text:span text:style-name="T2">Mock-ups. </text:span>Refer to background.</text:p>
      <text:h text:style-name="P24" text:outline-level="2"><text:bookmark-start text:name="__RefHeading___Toc214_1274023240"/><text:span text:style-name="T3">Existing areas window</text:span><text:bookmark-end text:name="__RefHeading___Toc214_1274023240"/></text:h>
      <text:h text:style-name="P23" text:outline-level="2"><text:bookmark-start text:name="__RefHeading___Toc216_1274023240"/>Create new area window<text:bookmark-end text:name="__RefHeading___Toc216_1274023240"/></text:h>
      <text:h text:style-name="P23" text:outline-level="2"><text:bookmark-start text:name="__RefHeading___Toc218_1274023240"/>A particular area’s window<text:bookmark-end text:name="__RefHeading___Toc218_1274023240"/></text:h>
      <text:h text:style-name="P26" text:outline-level="2"><text:bookmark-start text:name="__RefHeading___Toc237_1274023240"/>Quiz<text:bookmark-end text:name="__RefHeading___Toc237_1274023240"/></text:h>
      <text:h text:style-name="Heading_20_3" text:outline-level="3"><text:bookmark-start text:name="__RefHeading___Toc220_1274023240"/>Quiz question: Name it<text:bookmark-end text:name="__RefHeading___Toc220_1274023240"/></text:h>
      <text:h text:style-name="Heading_20_3" text:outline-level="3"><text:bookmark-start text:name="__RefHeading___Toc222_1274023240"/>Quiz question: Place it<text:bookmark-end text:name="__RefHeading___Toc222_1274023240"/></text:h>
      <text:h text:style-name="Heading_20_3" text:outline-level="3"><text:bookmark-start text:name="__RefHeading___Toc224_1274023240"/>Quiz question: Pair it<text:bookmark-end text:name="__RefHeading___Toc224_1274023240"/></text:h>
      <text:h text:style-name="P23" text:outline-level="2"><text:bookmark-start text:name="__RefHeading___Toc226_1274023240"/>Settings<text:bookmark-end text:name="__RefHeading___Toc226_1274023240"/></text:h>
      <text:h text:style-name="P15" text:outline-level="1"><text:bookmark-start text:name="__RefHeading___Toc2331_328221862"/>Implementation<text:bookmark-end text:name="__RefHeading___Toc2331_328221862"/></text:h>
      <text:h text:style-name="P25" text:outline-level="2"><text:bookmark-start text:name="__RefHeading___Toc228_1274023240"/>Fetching data<text:bookmark-end text:name="__RefHeading___Toc228_1274023240"/></text:h>
      <text:p text:style-name="P13">OpenStreetMap, Overpass API</text:p>
      <text:h text:style-name="P25" text:outline-level="2"><text:bookmark-start text:name="__RefHeading___Toc230_1274023240"/>Data processing<text:bookmark-end text:name="__RefHeading___Toc230_1274023240"/></text:h>
      <text:p text:style-name="P13">TagInfo, json, regular expressions.</text:p>
      <text:h text:style-name="P25" text:outline-level="2"><text:bookmark-start text:name="__RefHeading___Toc232_1274023240"/>Integrated maps<text:bookmark-end text:name="__RefHeading___Toc232_1274023240"/></text:h>
      <text:p text:style-name="P13">MapBox.</text:p>
      <text:h text:style-name="P25" text:outline-level="2"><text:bookmark-start text:name="__RefHeading___Toc234_1274023240"/>App<text:span text:style-name="T4">lication</text:span> development<text:bookmark-end text:name="__RefHeading___Toc234_1274023240"/></text:h>
      <text:p text:style-name="P13">Android Studio, Git.</text:p>
      <text:h text:style-name="P15" text:outline-level="1"><text:bookmark-start text:name="__RefHeading___Toc2333_328221862"/>Evaluation<text:bookmark-end text:name="__RefHeading___Toc2333_328221862"/></text:h>
      <text:p text:style-name="P8">Finished product will be tested by some potential users for a validation of the educational value, as a follow-up to the initial user considerations.</text:p>
      <text:h text:style-name="P16" text:outline-level="1"><text:bookmark-start text:name="__RefHeading___Toc2335_328221862"/>Future work<text:bookmark-end text:name="__RefHeading___Toc2335_328221862"/></text:h>
      <text:p text:style-name="P8">User accounts, backing up progress, connecting with friends..</text:p>
      <text:h text:style-name="P16" text:outline-level="1"><text:bookmark-start text:name="__RefHeading___Toc2337_328221862"/><text:soft-page-break/>Discussion<text:bookmark-end text:name="__RefHeading___Toc2337_328221862"/></text:h>
      <text:p text:style-name="P8">Do I consider the app to be useful, why, why not? What is good, what is bad?</text:p>
      <text:p text:style-name="P2">References</text:p>
      <text:p text:style-name="P9">Vancouver style referencing (using brackets [1]). <text:span text:style-name="T1">(Mendeley plugin)</text:span></text:p>
      <text:p text:style-name="P9">[1] Title, writer, publisher, yea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0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1:53:57.102008928</meta:creation-date>
    <dc:date>2018-06-26T14:40:36.793550105</dc:date>
    <meta:editing-duration>PT55M3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7" meta:paragraph-count="86" meta:word-count="407" meta:character-count="2669" meta:non-whitespace-character-count="2346"/>
  </office:meta>
</office:document-meta>
</file>